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1cm" fo:min-width="37.42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2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9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04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97cm" fo:min-width="0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3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63cm" fo:min-width="0cm"/>
      <style:paragraph-properties style:writing-mode="lr-tb"/>
    </style:style>
    <style:style style:name="pr1" style:family="presentation" style:parent-style-name="Blank_20_Slide-notes">
      <style:graphic-properties draw:fill-color="#ffffff" fo:min-height="13.829cm"/>
      <style:paragraph-properties style:writing-mode="lr-tb"/>
    </style:style>
    <style:style style:name="P1" style:family="paragraph">
      <style:text-properties fo:font-size="14.8999996185303pt"/>
    </style:style>
    <style:style style:name="P2" style:family="paragraph">
      <loext:graphic-properties draw:fill="none" draw:fill-color="#ffffff"/>
      <style:text-properties fo:font-size="14.8999996185303pt"/>
    </style:style>
    <style:style style:name="P3" style:family="paragraph">
      <loext:graphic-properties draw:fill="none" draw:fill-color="#ffffff"/>
      <style:text-properties fo:font-size="14.8999996185303pt" fo:font-weight="bold" style:font-weight-asian="bold" style:font-weight-complex="bold"/>
    </style:style>
    <style:style style:name="P4" style:family="paragraph">
      <loext:graphic-properties draw:fill-color="#ffffff"/>
      <style:text-properties fo:font-size="31.8999996185303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frame draw:style-name="gr1" draw:text-style-name="P2" draw:layer="layout" svg:width="37.929cm" svg:height="2.003cm" svg:x="1.099cm" svg:y="0.674cm">
          <draw:text-box>
            <text:p text:style-name="P1">Growing inside me: Plato “Apology”</text:p>
            <text:p text:style-name="P1"/>
            <text:p text:style-name="P1">http://www.perseus.tufts.edu/hopper/text?doc=Perseus%3Atext%3A1999.01.0169%3Atext%3DApol.%3Asection%3D17a</text:p>
          </draw:text-box>
        </draw:frame>
        <draw:frame draw:style-name="gr2" draw:text-style-name="P3" draw:layer="layout" svg:width="8.119cm" svg:height="9.87cm" svg:x="0.841cm" svg:y="2.94cm">
          <draw:text-box>
            <text:p text:style-name="P1"><text:span text:style-name="T1">ὅτι μὲν ὑμεῖς, ὦ ἄνδρες Ἀθηναῖοι,</text:span></text:p>
            <text:p text:style-name="P1"><text:span text:style-name="T1"/></text:p>
            <text:p text:style-name="P1"><text:span text:style-name="T1"/></text:p>
            <text:p text:style-name="P1"><text:span text:style-name="T1">πεπόνθατε ὑπὸ τῶν ἐμῶν κατηγόρων, οὐκ οἶδα:</text:span></text:p>
            <text:p text:style-name="P1"><text:span text:style-name="T1"/></text:p>
            <text:p text:style-name="P1"><text:span text:style-name="T1"/></text:p>
            <text:p text:style-name="P1"><text:span text:style-name="T1">ἐγὼ δ᾽ οὖν καὶ αὐτὸς ὑπ᾽ αὐτῶν ὀλίγου ἐμαυτοῦ ἐπελαθόμην, οὕτω πιθανῶς ἔλεγον. </text:span></text:p>
          </draw:text-box>
        </draw:frame>
        <draw:frame draw:style-name="gr3" draw:text-style-name="P2" draw:layer="layout" svg:width="14.28cm" svg:height="7.849cm" svg:x="11.48cm" svg:y="2.73cm">
          <draw:text-box>
            <text:p text:style-name="P1">ὅτι • (hóti)</text:p>
            <text:p text:style-name="P1"/>
            <text:p text:style-name="P1">subordinating conjunction</text:p>
            <text:p text:style-name="P1">after verbs of perception and emotion, introducing a noun clause expressing a fact: that (with the same mood as the corresponding independent clause)</text:p>
            <text:p text:style-name="P1">after verbs of perception, emotion, saying, or hearing, introducing an indirect statement: that (with indicative or optative)</text:p>
            <text:p text:style-name="P1">introducing a causal clause expressing a reason: because, seeing that</text:p>
            <text:p text:style-name="P1">(with a superlative) as much as possible</text:p>
          </draw:text-box>
        </draw:frame>
        <draw:frame draw:style-name="gr4" draw:text-style-name="P2" draw:layer="layout" svg:width="12.88cm" svg:height="9.554cm" svg:x="14.28cm" svg:y="10.815cm">
          <draw:text-box>
            <text:p text:style-name="P1">Particle</text:p>
            <text:p text:style-name="P1">μέν • (mén) (discourse particle)</text:p>
            <text:p text:style-name="P1"/>
            <text:p text:style-name="P1">on the one hand, while, whereas (often left untranslated)</text:p>
            <text:p text:style-name="P1">(before other particles) accordingly, and so</text:p>
          </draw:text-box>
        </draw:frame>
        <draw:frame draw:style-name="gr5" draw:text-style-name="P2" draw:layer="layout" svg:width="11.371cm" svg:height="3.171cm" svg:x="1.4cm" svg:y="12.39cm">
          <draw:text-box>
            <text:p text:style-name="P1">Pronoun</text:p>
            <text:p text:style-name="P1">ῡ̔μεῖς • (hūmeîs)</text:p>
            <text:p text:style-name="P1"/>
            <text:p text:style-name="P1">second person plural personal pronoun: you (ye, y'all, you guys)</text:p>
          </draw:text-box>
        </draw:frame>
        <presentation:notes draw:style-name="dp2">
          <draw:page-thumbnail draw:style-name="gr6" draw:layer="layout" svg:width="15.83cm" svg:height="11.524cm" svg:x="4.318cm" svg:y="2.335cm" draw:page-number="1" presentation:class="page"/>
          <draw:frame presentation:style-name="pr1" draw:text-style-name="P4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" draw:style-name="dp1" draw:master-page-name="Blank_20_Slide">
        <draw:frame draw:style-name="gr1" draw:text-style-name="P2" draw:layer="layout" svg:width="37.929cm" svg:height="2.003cm" svg:x="0.28cm" svg:y="0.128cm">
          <draw:text-box>
            <text:p text:style-name="P1">Growing inside me: Plato “Apology”</text:p>
            <text:p text:style-name="P1"/>
            <text:p text:style-name="P1">http://www.perseus.tufts.edu/hopper/text?doc=Perseus%3Atext%3A1999.01.0169%3Atext%3DApol.%3Asection%3D17a</text:p>
          </draw:text-box>
        </draw:frame>
        <draw:frame draw:style-name="gr7" draw:text-style-name="P3" draw:layer="layout" svg:width="8.119cm" svg:height="7.77cm" svg:x="0.841cm" svg:y="2.31cm">
          <draw:text-box>
            <text:p text:style-name="P1"><text:span text:style-name="T1">ὅτι μὲν ὑμεῖς, ὦ ἄνδρες Ἀθηναῖοι,</text:span></text:p>
            <text:p text:style-name="P1"><text:span text:style-name="T1"/></text:p>
            <text:p text:style-name="P1"><text:span text:style-name="T1">πεπόνθατε ὑπὸ τῶν ἐμῶν κατηγόρων, οὐκ οἶδα:</text:span></text:p>
            <text:p text:style-name="P1"><text:span text:style-name="T1"/></text:p>
            <text:p text:style-name="P1"><text:span text:style-name="T1">ἐγὼ δ᾽ οὖν καὶ αὐτὸς ὑπ᾽ αὐτῶν ὀλίγου ἐμαυτοῦ ἐπελαθόμην, οὕτω πιθανῶς ἔλεγον. </text:span></text:p>
          </draw:text-box>
        </draw:frame>
        <draw:frame draw:style-name="gr8" draw:text-style-name="P2" draw:layer="layout" svg:width="18.2cm" svg:height="6.086cm" svg:x="8.68cm" svg:y="2.104cm">
          <draw:text-box>
            <text:p text:style-name="P1">ὦ <text:s/>Interjection ὦ • (ô)</text:p>
            <text:p text:style-name="P1">(usually ὤ) expresses surprise, joy, or pain: oh!; ah!</text:p>
            <text:p text:style-name="P1">(usually ὦ) Very commonly used before a noun in the vocative or nominative case when addressing someone or something: O...</text:p>
            <text:p text:style-name="P1"/>
          </draw:text-box>
        </draw:frame>
        <draw:frame draw:style-name="gr9" draw:text-style-name="P2" draw:layer="layout" svg:width="12.32cm" svg:height="8.437cm" svg:x="15.4cm" svg:y="5.25cm">
          <draw:text-box>
            <text:p text:style-name="P1">Noun ἄνδρες • (ándres) nominative/vocative plural of ἀνήρ (anḗr)</text:p>
            <text:p text:style-name="P1"/>
            <text:p text:style-name="P1">Noun ᾰ̓νήρ • (anḗr) m (genitive ᾰ̓νδρός); third declension</text:p>
            <text:p text:style-name="P1"/>
            <text:p text:style-name="P1">man (adult male) husband human being, as opposed to a god Usage notes The word ἀνήρ may form a crasis with the definite article, resulting in ὁ (ho) and ἀνήρ merging. The Attic crasis is ᾱ̔νήρ (hānḗr) and the Ionic crasis is ὡνήρ (hōnḗr).</text:p>
          </draw:text-box>
        </draw:frame>
        <draw:frame draw:style-name="gr10" draw:text-style-name="P2" draw:layer="layout" svg:width="14.539cm" svg:height="9.613cm" svg:x="0.84cm" svg:y="9.287cm">
          <draw:text-box>
            <text:p text:style-name="P1">Ἀθηναῖοι • (Athēnaîoi)</text:p>
            <text:p text:style-name="P1">masculine nominative/vocative plural of Ἀθηναῖος (Athēnaîos)</text:p>
            <text:p text:style-name="P1"/>
            <text:p text:style-name="P1">Adjective</text:p>
            <text:p text:style-name="P1">Ἀθηναῖος • (Athēnaîos) m (feminine Ἀθηναίᾱ, neuter Ἀθηναῖον); first/second declension</text:p>
            <text:p text:style-name="P1"/>
            <text:p text:style-name="P1">of or relating to Athens; Athenian</text:p>
            <text:p text:style-name="P1">(substantive) an Athenian</text:p>
          </draw:text-box>
        </draw:frame>
        <presentation:notes draw:style-name="dp2">
          <draw:page-thumbnail draw:style-name="gr6" draw:layer="layout" svg:width="15.83cm" svg:height="11.524cm" svg:x="4.318cm" svg:y="2.335cm" draw:page-number="2" presentation:class="page"/>
          <draw:frame presentation:style-name="pr1" draw:text-style-name="P4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.1000003814697pt" style:font-style-asian="normal" style:font-weight-asian="normal" style:font-name-complex="Lohit Devanagari" style:font-family-complex="'Lohit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200000762939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0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9cm" svg:height="2.629cm" svg:x="1.4cm" svg:y="0.628cm" presentation:class="title" presentation:placeholder="true">
        <draw:text-box/>
      </draw:frame>
      <draw:frame presentation:style-name="Blank_20_Slide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5.83cm" svg:height="11.524cm" svg:x="4.318cm" svg:y="2.335cm" presentation:class="page"/>
        <draw:frame presentation:style-name="Blank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4" draw:text-style-name="MP2" draw:layer="backgroundobjects" svg:width="10.618cm" svg:height="1.53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10.618cm" svg:height="1.536cm" svg:x="13.849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10.618cm" svg:height="1.536cm" svg:x="0cm" svg:y="29.197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10.618cm" svg:height="1.536cm" svg:x="13.849cm" svg:y="29.197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7T12:58:02.277033971</meta:creation-date>
    <dc:date>2021-09-07T12:59:43.713010187</dc:date>
    <meta:editing-duration>PT1M42S</meta:editing-duration>
    <meta:editing-cycles>1</meta:editing-cycles>
    <meta:generator>LibreOffice/6.4.7.2$Linux_X86_64 LibreOffice_project/40$Build-2</meta:generator>
    <meta:document-statistic meta:object-count="43"/>
  </office:meta>
</office:document-meta>
</file>